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9cm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7"/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" style:family="table-cell" style:parent-style-name="Default" style:data-style-name="N137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019" table:default-cell-style-name="Default"/>
        <table:table-row table:style-name="ro2">
          <table:table-cell table:style-name="ce1" office:value-type="string">
            <text:p>Site</text:p>
          </table:table-cell>
          <table:table-cell table:style-name="ce1" office:value-type="string">
            <text:p>Site.Acrony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.masl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Teixoneres</text:p>
          </table:table-cell>
          <table:table-cell office:value-type="string">
            <text:p>TX</text:p>
          </table:table-cell>
          <table:table-cell office:value-type="string">
            <text:p>Cave</text:p>
          </table:table-cell>
          <table:table-cell office:value-type="float" office:value="41.804">
            <text:p>41,804</text:p>
          </table:table-cell>
          <table:table-cell office:value-type="float" office:value="2.149">
            <text:p>2,149</text:p>
          </table:table-cell>
          <table:table-cell office:value-type="float" office:value="760">
            <text:p>760</text:p>
          </table:table-cell>
          <table:table-cell table:number-columns-repeated="1018"/>
        </table:table-row>
        <table:table-row table:style-name="ro2">
          <table:table-cell office:value-type="string">
            <text:p>Esquilleu</text:p>
          </table:table-cell>
          <table:table-cell office:value-type="string">
            <text:p>ESQ</text:p>
          </table:table-cell>
          <table:table-cell office:value-type="string">
            <text:p>Cave</text:p>
          </table:table-cell>
          <table:table-cell office:value-type="float" office:value="43.233">
            <text:p>43,233</text:p>
          </table:table-cell>
          <table:table-cell office:value-type="float" office:value="-4.582">
            <text:p>-4,582</text:p>
          </table:table-cell>
          <table:table-cell office:value-type="float" office:value="350">
            <text:p>350</text:p>
          </table:table-cell>
          <table:table-cell table:number-columns-repeated="1018"/>
        </table:table-row>
        <table:table-row table:style-name="ro2">
          <table:table-cell office:value-type="string">
            <text:p>Abric Romaní</text:p>
          </table:table-cell>
          <table:table-cell office:value-type="string">
            <text:p>AR</text:p>
          </table:table-cell>
          <table:table-cell office:value-type="string">
            <text:p>Rockshelter</text:p>
          </table:table-cell>
          <table:table-cell office:value-type="float" office:value="41.532">
            <text:p>41,532</text:p>
          </table:table-cell>
          <table:table-cell office:value-type="float" office:value="1.69">
            <text:p>1,690</text:p>
          </table:table-cell>
          <table:table-cell office:value-type="float" office:value="265">
            <text:p>265</text:p>
          </table:table-cell>
          <table:table-cell table:number-columns-repeated="1018"/>
        </table:table-row>
        <table:table-row table:style-name="ro2">
          <table:table-cell office:value-type="string">
            <text:p>Cova 120</text:p>
          </table:table-cell>
          <table:table-cell office:value-type="string">
            <text:p>C120</text:p>
          </table:table-cell>
          <table:table-cell office:value-type="string">
            <text:p>Cave</text:p>
          </table:table-cell>
          <table:table-cell office:value-type="float" office:value="42.253">
            <text:p>42,253</text:p>
          </table:table-cell>
          <table:table-cell office:value-type="float" office:value="2.634">
            <text:p>2,634</text:p>
          </table:table-cell>
          <table:table-cell office:value-type="float" office:value="460">
            <text:p>460</text:p>
          </table:table-cell>
          <table:table-cell table:number-columns-repeated="1018"/>
        </table:table-row>
        <table:table-row table:style-name="ro2">
          <table:table-cell office:value-type="string">
            <text:p>Cova del Rinoceront</text:p>
          </table:table-cell>
          <table:table-cell office:value-type="string">
            <text:p>RINO</text:p>
          </table:table-cell>
          <table:table-cell office:value-type="string">
            <text:p>Cave</text:p>
          </table:table-cell>
          <table:table-cell office:value-type="float" office:value="41.274">
            <text:p>41,274</text:p>
          </table:table-cell>
          <table:table-cell office:value-type="float" office:value="1.961">
            <text:p>1,961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2">
          <table:table-cell office:value-type="string">
            <text:p>Roca dels Bous</text:p>
          </table:table-cell>
          <table:table-cell office:value-type="string">
            <text:p>RBOUS</text:p>
          </table:table-cell>
          <table:table-cell office:value-type="string">
            <text:p>Rockshelter</text:p>
          </table:table-cell>
          <table:table-cell office:value-type="float" office:value="41.874">
            <text:p>41,874</text:p>
          </table:table-cell>
          <table:table-cell office:value-type="float" office:value="0.845">
            <text:p>0,845</text:p>
          </table:table-cell>
          <table:table-cell office:value-type="float" office:value="290">
            <text:p>290</text:p>
          </table:table-cell>
          <table:table-cell table:number-columns-repeated="1018"/>
        </table:table-row>
        <table:table-row table:style-name="ro2">
          <table:table-cell office:value-type="string">
            <text:p>Ermitons Cave</text:p>
          </table:table-cell>
          <table:table-cell office:value-type="string">
            <text:p>ERM</text:p>
          </table:table-cell>
          <table:table-cell office:value-type="string">
            <text:p>Cave</text:p>
          </table:table-cell>
          <table:table-cell office:value-type="float" office:value="42.287">
            <text:p>42,287</text:p>
          </table:table-cell>
          <table:table-cell office:value-type="float" office:value="2.591">
            <text:p>2,591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Zafarraya Cave</text:p>
          </table:table-cell>
          <table:table-cell office:value-type="string">
            <text:p>ZAF</text:p>
          </table:table-cell>
          <table:table-cell office:value-type="string">
            <text:p>Cave</text:p>
          </table:table-cell>
          <table:table-cell office:value-type="float" office:value="36.953">
            <text:p>36,953</text:p>
          </table:table-cell>
          <table:table-cell office:value-type="float" office:value="-4.123">
            <text:p>-4,123</text:p>
          </table:table-cell>
          <table:table-cell office:value-type="float" office:value="1022">
            <text:p>1022</text:p>
          </table:table-cell>
          <table:table-cell table:number-columns-repeated="1018"/>
        </table:table-row>
        <table:table-row table:style-name="ro2">
          <table:table-cell office:value-type="string">
            <text:p>Zájara I</text:p>
          </table:table-cell>
          <table:table-cell office:value-type="string">
            <text:p>ZAJI</text:p>
          </table:table-cell>
          <table:table-cell office:value-type="string">
            <text:p>Cave</text:p>
          </table:table-cell>
          <table:table-cell office:value-type="float" office:value="37.285">
            <text:p>37,285</text:p>
          </table:table-cell>
          <table:table-cell office:value-type="float" office:value="-1.843">
            <text:p>-1,843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2">
          <table:table-cell office:value-type="string">
            <text:p>Cova del Gegant</text:p>
          </table:table-cell>
          <table:table-cell office:value-type="string">
            <text:p>GEG</text:p>
          </table:table-cell>
          <table:table-cell office:value-type="string">
            <text:p>Cave</text:p>
          </table:table-cell>
          <table:table-cell office:value-type="float" office:value="41.223">
            <text:p>41,223</text:p>
          </table:table-cell>
          <table:table-cell office:value-type="float" office:value="1.773">
            <text:p>1,773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L'Arbreda</text:p>
          </table:table-cell>
          <table:table-cell office:value-type="string">
            <text:p>ARB</text:p>
          </table:table-cell>
          <table:table-cell office:value-type="string">
            <text:p>Cave</text:p>
          </table:table-cell>
          <table:table-cell office:value-type="float" office:value="42.161">
            <text:p>42,161</text:p>
          </table:table-cell>
          <table:table-cell office:value-type="float" office:value="2.747">
            <text:p>2,747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string">
            <text:p>Amalda Cave</text:p>
          </table:table-cell>
          <table:table-cell office:value-type="string">
            <text:p>AMA</text:p>
          </table:table-cell>
          <table:table-cell office:value-type="string">
            <text:p>Cave</text:p>
          </table:table-cell>
          <table:table-cell office:value-type="float" office:value="43.232">
            <text:p>43,232</text:p>
          </table:table-cell>
          <table:table-cell office:value-type="float" office:value="-2.205">
            <text:p>-2,205</text:p>
          </table:table-cell>
          <table:table-cell office:value-type="float" office:value="205">
            <text:p>205</text:p>
          </table:table-cell>
          <table:table-cell table:number-columns-repeated="1018"/>
        </table:table-row>
        <table:table-row table:style-name="ro2">
          <table:table-cell office:value-type="string">
            <text:p>Colomera I</text:p>
          </table:table-cell>
          <table:table-cell office:value-type="string">
            <text:p>COLI</text:p>
          </table:table-cell>
          <table:table-cell office:value-type="string">
            <text:p>Cave</text:p>
          </table:table-cell>
          <table:table-cell office:value-type="float" office:value="37.289">
            <text:p>37,289</text:p>
          </table:table-cell>
          <table:table-cell office:value-type="float" office:value="-3.695">
            <text:p>-3,695</text:p>
          </table:table-cell>
          <table:table-cell office:value-type="float" office:value="660">
            <text:p>660</text:p>
          </table:table-cell>
          <table:table-cell table:number-columns-repeated="1018"/>
        </table:table-row>
        <table:table-row table:style-name="ro2">
          <table:table-cell office:value-type="string">
            <text:p>Arlanpe</text:p>
          </table:table-cell>
          <table:table-cell office:value-type="string">
            <text:p>ARLP</text:p>
          </table:table-cell>
          <table:table-cell office:value-type="string">
            <text:p>Cave</text:p>
          </table:table-cell>
          <table:table-cell office:value-type="float" office:value="43.177">
            <text:p>43,177</text:p>
          </table:table-cell>
          <table:table-cell office:value-type="float" office:value="-2.763">
            <text:p>-2,763</text:p>
          </table:table-cell>
          <table:table-cell office:value-type="float" office:value="204">
            <text:p>204</text:p>
          </table:table-cell>
          <table:table-cell table:number-columns-repeated="1018"/>
        </table:table-row>
        <table:table-row table:style-name="ro2">
          <table:table-cell office:value-type="string">
            <text:p>Arrillor</text:p>
          </table:table-cell>
          <table:table-cell office:value-type="string">
            <text:p>ARR</text:p>
          </table:table-cell>
          <table:table-cell office:value-type="string">
            <text:p>Cave</text:p>
          </table:table-cell>
          <table:table-cell office:value-type="float" office:value="43.005">
            <text:p>43,005</text:p>
          </table:table-cell>
          <table:table-cell office:value-type="float" office:value="-2.745">
            <text:p>-2,745</text:p>
          </table:table-cell>
          <table:table-cell office:value-type="float" office:value="710">
            <text:p>710</text:p>
          </table:table-cell>
          <table:table-cell table:number-columns-repeated="1018"/>
        </table:table-row>
        <table:table-row table:style-name="ro2">
          <table:table-cell office:value-type="string">
            <text:p>Axlor</text:p>
          </table:table-cell>
          <table:table-cell office:value-type="string">
            <text:p>AXL</text:p>
          </table:table-cell>
          <table:table-cell office:value-type="string">
            <text:p>Rockshelter</text:p>
          </table:table-cell>
          <table:table-cell office:value-type="float" office:value="43.117">
            <text:p>43,117</text:p>
          </table:table-cell>
          <table:table-cell office:value-type="float" office:value="-2.728">
            <text:p>-2,728</text:p>
          </table:table-cell>
          <table:table-cell office:value-type="float" office:value="320">
            <text:p>320</text:p>
          </table:table-cell>
          <table:table-cell table:number-columns-repeated="1018"/>
        </table:table-row>
        <table:table-row table:style-name="ro2">
          <table:table-cell office:value-type="string">
            <text:p>El Conde</text:p>
          </table:table-cell>
          <table:table-cell office:value-type="string">
            <text:p>COND</text:p>
          </table:table-cell>
          <table:table-cell office:value-type="string">
            <text:p>Cave</text:p>
          </table:table-cell>
          <table:table-cell office:value-type="float" office:value="43.298">
            <text:p>43,298</text:p>
          </table:table-cell>
          <table:table-cell office:value-type="float" office:value="-5.984">
            <text:p>-5,984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El Habario</text:p>
          </table:table-cell>
          <table:table-cell office:value-type="string">
            <text:p>HAB</text:p>
          </table:table-cell>
          <table:table-cell office:value-type="string">
            <text:p>Open air</text:p>
          </table:table-cell>
          <table:table-cell office:value-type="float" office:value="43.211">
            <text:p>43,211</text:p>
          </table:table-cell>
          <table:table-cell office:value-type="float" office:value="-4.619">
            <text:p>-4,619</text:p>
          </table:table-cell>
          <table:table-cell office:value-type="float" office:value="536">
            <text:p>536</text:p>
          </table:table-cell>
          <table:table-cell table:number-columns-repeated="1018"/>
        </table:table-row>
        <table:table-row table:style-name="ro2">
          <table:table-cell office:value-type="string">
            <text:p>Champ Grand</text:p>
          </table:table-cell>
          <table:table-cell office:value-type="string">
            <text:p>CHGR</text:p>
          </table:table-cell>
          <table:table-cell office:value-type="string">
            <text:p>Open air</text:p>
          </table:table-cell>
          <table:table-cell office:value-type="float" office:value="46.12">
            <text:p>46,120</text:p>
          </table:table-cell>
          <table:table-cell office:value-type="float" office:value="4.094">
            <text:p>4,094</text:p>
          </table:table-cell>
          <table:table-cell office:value-type="float" office:value="280">
            <text:p>280</text:p>
          </table:table-cell>
          <table:table-cell table:number-columns-repeated="1018"/>
        </table:table-row>
        <table:table-row table:style-name="ro2">
          <table:table-cell office:value-type="string">
            <text:p>Combe Grenal</text:p>
          </table:table-cell>
          <table:table-cell office:value-type="string">
            <text:p>CGREN</text:p>
          </table:table-cell>
          <table:table-cell office:value-type="string">
            <text:p>Rockshelter</text:p>
          </table:table-cell>
          <table:table-cell office:value-type="float" office:value="44.802">
            <text:p>44,802</text:p>
          </table:table-cell>
          <table:table-cell office:value-type="float" office:value="1.223">
            <text:p>1,223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string">
            <text:p>Figueira Brava</text:p>
          </table:table-cell>
          <table:table-cell office:value-type="string">
            <text:p>FBRA</text:p>
          </table:table-cell>
          <table:table-cell office:value-type="string">
            <text:p>Cave</text:p>
          </table:table-cell>
          <table:table-cell office:value-type="float" office:value="38.464">
            <text:p>38,464</text:p>
          </table:table-cell>
          <table:table-cell office:value-type="float" office:value="-8.993">
            <text:p>-8,99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Le Moustier</text:p>
          </table:table-cell>
          <table:table-cell office:value-type="string">
            <text:p>MOUS</text:p>
          </table:table-cell>
          <table:table-cell office:value-type="string">
            <text:p>Rockshelter</text:p>
          </table:table-cell>
          <table:table-cell office:value-type="float" office:value="44.989">
            <text:p>44,989</text:p>
          </table:table-cell>
          <table:table-cell office:value-type="float" office:value="1.069">
            <text:p>1,069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string">
            <text:p>Pech de l'Aze IV</text:p>
          </table:table-cell>
          <table:table-cell office:value-type="string">
            <text:p>PECHIV</text:p>
          </table:table-cell>
          <table:table-cell office:value-type="string">
            <text:p>Cave</text:p>
          </table:table-cell>
          <table:table-cell office:value-type="float" office:value="44.859">
            <text:p>44,859</text:p>
          </table:table-cell>
          <table:table-cell office:value-type="float" office:value="1.253">
            <text:p>1,253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string">
            <text:p>La Quebrada</text:p>
          </table:table-cell>
          <table:table-cell office:value-type="string">
            <text:p>QUEB</text:p>
          </table:table-cell>
          <table:table-cell office:value-type="string">
            <text:p>Rockshelter</text:p>
          </table:table-cell>
          <table:table-cell office:value-type="float" office:value="39.802">
            <text:p>39,802</text:p>
          </table:table-cell>
          <table:table-cell office:value-type="float" office:value="-1.02">
            <text:p>-1,020</text:p>
          </table:table-cell>
          <table:table-cell office:value-type="float" office:value="780">
            <text:p>780</text:p>
          </table:table-cell>
          <table:table-cell table:number-columns-repeated="1018"/>
        </table:table-row>
        <table:table-row table:style-name="ro2">
          <table:table-cell office:value-type="string">
            <text:p>Antón</text:p>
          </table:table-cell>
          <table:table-cell office:value-type="string">
            <text:p>ANT</text:p>
          </table:table-cell>
          <table:table-cell office:value-type="string">
            <text:p>Rockshelter</text:p>
          </table:table-cell>
          <table:table-cell office:value-type="float" office:value="38.064">
            <text:p>38,064</text:p>
          </table:table-cell>
          <table:table-cell office:value-type="float" office:value="-1.496">
            <text:p>-1,496</text:p>
          </table:table-cell>
          <table:table-cell office:value-type="float" office:value="360">
            <text:p>360</text:p>
          </table:table-cell>
          <table:table-cell table:number-columns-repeated="1018"/>
        </table:table-row>
        <table:table-row table:style-name="ro2">
          <table:table-cell office:value-type="string">
            <text:p>Roc de Marsal</text:p>
          </table:table-cell>
          <table:table-cell office:value-type="string">
            <text:p>RMAR</text:p>
          </table:table-cell>
          <table:table-cell office:value-type="string">
            <text:p>Cave</text:p>
          </table:table-cell>
          <table:table-cell office:value-type="float" office:value="44.892">
            <text:p>44,892</text:p>
          </table:table-cell>
          <table:table-cell office:value-type="float" office:value="0.96">
            <text:p>0,960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string">
            <text:p>Grotte Vaufrey</text:p>
          </table:table-cell>
          <table:table-cell office:value-type="string">
            <text:p>GVAU</text:p>
          </table:table-cell>
          <table:table-cell office:value-type="string">
            <text:p>Cave</text:p>
          </table:table-cell>
          <table:table-cell office:value-type="float" office:value="44.809">
            <text:p>44,809</text:p>
          </table:table-cell>
          <table:table-cell office:value-type="float" office:value="1.159">
            <text:p>1,159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El Salt</text:p>
          </table:table-cell>
          <table:table-cell office:value-type="string">
            <text:p>SALT</text:p>
          </table:table-cell>
          <table:table-cell office:value-type="string">
            <text:p>Rockshelter</text:p>
          </table:table-cell>
          <table:table-cell office:value-type="float" office:value="38.687">
            <text:p>38,687</text:p>
          </table:table-cell>
          <table:table-cell office:value-type="float" office:value="-0.509">
            <text:p>-0,509</text:p>
          </table:table-cell>
          <table:table-cell office:value-type="float" office:value="700">
            <text:p>700</text:p>
          </table:table-cell>
          <table:table-cell table:number-columns-repeated="1018"/>
        </table:table-row>
        <table:table-row table:style-name="ro2">
          <table:table-cell office:value-type="string">
            <text:p>El Pastor</text:p>
          </table:table-cell>
          <table:table-cell office:value-type="string">
            <text:p>PAST</text:p>
          </table:table-cell>
          <table:table-cell office:value-type="string">
            <text:p>Rockshelter</text:p>
          </table:table-cell>
          <table:table-cell office:value-type="float" office:value="38.712">
            <text:p>38,712</text:p>
          </table:table-cell>
          <table:table-cell office:value-type="float" office:value="-0.494">
            <text:p>-0,494</text:p>
          </table:table-cell>
          <table:table-cell office:value-type="float" office:value="800">
            <text:p>800</text:p>
          </table:table-cell>
          <table:table-cell table:number-columns-repeated="1018"/>
        </table:table-row>
        <table:table-row table:style-name="ro2">
          <table:table-cell office:value-type="string">
            <text:p>Les Pradelles</text:p>
          </table:table-cell>
          <table:table-cell office:value-type="string">
            <text:p>PRAD</text:p>
          </table:table-cell>
          <table:table-cell office:value-type="string">
            <text:p>Open air</text:p>
          </table:table-cell>
          <table:table-cell office:value-type="float" office:value="45.733">
            <text:p>45,733</text:p>
          </table:table-cell>
          <table:table-cell office:value-type="float" office:value="0.422">
            <text:p>0,422</text:p>
          </table:table-cell>
          <table:table-cell office:value-type="float" office:value="108">
            <text:p>108</text:p>
          </table:table-cell>
          <table:table-cell table:number-columns-repeated="1018"/>
        </table:table-row>
        <table:table-row table:style-name="ro2">
          <table:table-cell office:value-type="string">
            <text:p>Morín Cave</text:p>
          </table:table-cell>
          <table:table-cell office:value-type="string">
            <text:p>MOR</text:p>
          </table:table-cell>
          <table:table-cell office:value-type="string">
            <text:p>Cave</text:p>
          </table:table-cell>
          <table:table-cell office:value-type="float" office:value="43.359">
            <text:p>43,359</text:p>
          </table:table-cell>
          <table:table-cell office:value-type="float" office:value="-3.858">
            <text:p>-3,858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2">
          <table:table-cell office:value-type="string">
            <text:p>Sopeña</text:p>
          </table:table-cell>
          <table:table-cell office:value-type="string">
            <text:p>SOP</text:p>
          </table:table-cell>
          <table:table-cell office:value-type="string">
            <text:p>Rockshelter</text:p>
          </table:table-cell>
          <table:table-cell office:value-type="float" office:value="43.327">
            <text:p>43,327</text:p>
          </table:table-cell>
          <table:table-cell office:value-type="float" office:value="-4.948">
            <text:p>-4,948</text:p>
          </table:table-cell>
          <table:table-cell office:value-type="float" office:value="450">
            <text:p>450</text:p>
          </table:table-cell>
          <table:table-cell table:number-columns-repeated="1018"/>
        </table:table-row>
        <table:table-row table:style-name="ro2">
          <table:table-cell office:value-type="string">
            <text:p>El Castillo</text:p>
          </table:table-cell>
          <table:table-cell office:value-type="string">
            <text:p>CAST</text:p>
          </table:table-cell>
          <table:table-cell office:value-type="string">
            <text:p>Cave</text:p>
          </table:table-cell>
          <table:table-cell office:value-type="float" office:value="43.292">
            <text:p>43,292</text:p>
          </table:table-cell>
          <table:table-cell office:value-type="float" office:value="-3.966">
            <text:p>-3,966</text:p>
          </table:table-cell>
          <table:table-cell office:value-type="float" office:value="280">
            <text:p>280</text:p>
          </table:table-cell>
          <table:table-cell table:number-columns-repeated="1018"/>
        </table:table-row>
        <table:table-row table:style-name="ro2">
          <table:table-cell office:value-type="string">
            <text:p>Covalejos</text:p>
          </table:table-cell>
          <table:table-cell office:value-type="string">
            <text:p>COV</text:p>
          </table:table-cell>
          <table:table-cell office:value-type="string">
            <text:p>Cave</text:p>
          </table:table-cell>
          <table:table-cell office:value-type="float" office:value="43.4">
            <text:p>43,400</text:p>
          </table:table-cell>
          <table:table-cell office:value-type="float" office:value="-3.939">
            <text:p>-3,939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2">
          <table:table-cell office:value-type="string">
            <text:p>Ventalapedra</text:p>
          </table:table-cell>
          <table:table-cell office:value-type="string">
            <text:p>VEN</text:p>
          </table:table-cell>
          <table:table-cell office:value-type="string">
            <text:p>Cave</text:p>
          </table:table-cell>
          <table:table-cell office:value-type="float" office:value="43.261">
            <text:p>43,261</text:p>
          </table:table-cell>
          <table:table-cell office:value-type="float" office:value="-3.406">
            <text:p>-3,406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Foz do Enxarrique</text:p>
          </table:table-cell>
          <table:table-cell office:value-type="string">
            <text:p>FEX</text:p>
          </table:table-cell>
          <table:table-cell office:value-type="string">
            <text:p>Open air</text:p>
          </table:table-cell>
          <table:table-cell office:value-type="float" office:value="39.645">
            <text:p>39,645</text:p>
          </table:table-cell>
          <table:table-cell office:value-type="float" office:value="-7.664">
            <text:p>-7,664</text:p>
          </table:table-cell>
          <table:table-cell office:value-type="float" office:value="85">
            <text:p>85</text:p>
          </table:table-cell>
          <table:table-cell table:number-columns-repeated="1018"/>
        </table:table-row>
        <table:table-row table:style-name="ro2">
          <table:table-cell office:value-type="string">
            <text:p>Lapa do Picareiro</text:p>
          </table:table-cell>
          <table:table-cell office:value-type="string">
            <text:p>PIC</text:p>
          </table:table-cell>
          <table:table-cell office:value-type="string">
            <text:p>Cave</text:p>
          </table:table-cell>
          <table:table-cell office:value-type="float" office:value="39.532">
            <text:p>39,532</text:p>
          </table:table-cell>
          <table:table-cell office:value-type="float" office:value="-8.655">
            <text:p>-8,655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2">
          <table:table-cell office:value-type="string">
            <text:p>Gruta da Oliveira</text:p>
          </table:table-cell>
          <table:table-cell office:value-type="string">
            <text:p>OLIV</text:p>
          </table:table-cell>
          <table:table-cell office:value-type="string">
            <text:p>Cave</text:p>
          </table:table-cell>
          <table:table-cell office:value-type="float" office:value="39.505">
            <text:p>39,505</text:p>
          </table:table-cell>
          <table:table-cell office:value-type="float" office:value="-8.615">
            <text:p>-8,615</text:p>
          </table:table-cell>
          <table:table-cell office:value-type="float" office:value="115">
            <text:p>115</text:p>
          </table:table-cell>
          <table:table-cell table:number-columns-repeated="1018"/>
        </table:table-row>
        <table:table-row table:style-name="ro2">
          <table:table-cell office:value-type="string">
            <text:p>Furninha Cave</text:p>
          </table:table-cell>
          <table:table-cell office:value-type="string">
            <text:p>FUR</text:p>
          </table:table-cell>
          <table:table-cell office:value-type="string">
            <text:p>Cave</text:p>
          </table:table-cell>
          <table:table-cell office:value-type="float" office:value="39.356">
            <text:p>39,356</text:p>
          </table:table-cell>
          <table:table-cell office:value-type="float" office:value="-9.401">
            <text:p>-9,40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Gruta Nova da Columbeira</text:p>
          </table:table-cell>
          <table:table-cell office:value-type="string">
            <text:p>COLU</text:p>
          </table:table-cell>
          <table:table-cell office:value-type="string">
            <text:p>Cave</text:p>
          </table:table-cell>
          <table:table-cell office:value-type="float" office:value="39.298">
            <text:p>39,298</text:p>
          </table:table-cell>
          <table:table-cell office:value-type="float" office:value="-9.201">
            <text:p>-9,201</text:p>
          </table:table-cell>
          <table:table-cell office:value-type="float" office:value="92">
            <text:p>92</text:p>
          </table:table-cell>
          <table:table-cell table:number-columns-repeated="1018"/>
        </table:table-row>
        <table:table-row table:style-name="ro2">
          <table:table-cell office:value-type="string">
            <text:p>Gruta da Companheira</text:p>
          </table:table-cell>
          <table:table-cell office:value-type="string">
            <text:p>CAMP</text:p>
          </table:table-cell>
          <table:table-cell office:value-type="string">
            <text:p>Cave</text:p>
          </table:table-cell>
          <table:table-cell office:value-type="float" office:value="37.153">
            <text:p>37,153</text:p>
          </table:table-cell>
          <table:table-cell office:value-type="float" office:value="-8.524">
            <text:p>-8,524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2">
          <table:table-cell office:value-type="string">
            <text:p>Ibn Amar Cave</text:p>
          </table:table-cell>
          <table:table-cell office:value-type="string">
            <text:p>IBN</text:p>
          </table:table-cell>
          <table:table-cell office:value-type="string">
            <text:p>Cave</text:p>
          </table:table-cell>
          <table:table-cell office:value-type="float" office:value="37.16">
            <text:p>37,160</text:p>
          </table:table-cell>
          <table:table-cell office:value-type="float" office:value="-8.502">
            <text:p>-8,502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string">
            <text:p>Cova del Mig</text:p>
          </table:table-cell>
          <table:table-cell office:value-type="string">
            <text:p>MIG</text:p>
          </table:table-cell>
          <table:table-cell office:value-type="string">
            <text:p>Cave</text:p>
          </table:table-cell>
          <table:table-cell office:value-type="float" office:value="42.579">
            <text:p>42,579</text:p>
          </table:table-cell>
          <table:table-cell office:value-type="float" office:value="2.379">
            <text:p>2,379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2">
          <table:table-cell office:value-type="string">
            <text:p>Aldène Cave</text:p>
          </table:table-cell>
          <table:table-cell office:value-type="string">
            <text:p>ALD</text:p>
          </table:table-cell>
          <table:table-cell office:value-type="string">
            <text:p>Cave</text:p>
          </table:table-cell>
          <table:table-cell office:value-type="float" office:value="43.354">
            <text:p>43,354</text:p>
          </table:table-cell>
          <table:table-cell office:value-type="float" office:value="2.698">
            <text:p>2,698</text:p>
          </table:table-cell>
          <table:table-cell office:value-type="float" office:value="278">
            <text:p>278</text:p>
          </table:table-cell>
          <table:table-cell table:number-columns-repeated="1018"/>
        </table:table-row>
        <table:table-row table:style-name="ro2">
          <table:table-cell office:value-type="string">
            <text:p>Ramandils Cave</text:p>
          </table:table-cell>
          <table:table-cell office:value-type="string">
            <text:p>RAM</text:p>
          </table:table-cell>
          <table:table-cell office:value-type="string">
            <text:p>Cave</text:p>
          </table:table-cell>
          <table:table-cell office:value-type="float" office:value="42.998">
            <text:p>42,998</text:p>
          </table:table-cell>
          <table:table-cell office:value-type="float" office:value="3.038">
            <text:p>3,038</text:p>
          </table:table-cell>
          <table:table-cell office:value-type="float" office:value="1.5">
            <text:p>1,5</text:p>
          </table:table-cell>
          <table:table-cell table:number-columns-repeated="1018"/>
        </table:table-row>
        <table:table-row table:style-name="ro2">
          <table:table-cell office:value-type="string">
            <text:p>La Crouzade Cave</text:p>
          </table:table-cell>
          <table:table-cell office:value-type="string">
            <text:p>CROZ</text:p>
          </table:table-cell>
          <table:table-cell office:value-type="string">
            <text:p>Cave</text:p>
          </table:table-cell>
          <table:table-cell office:value-type="float" office:value="43.131">
            <text:p>43,131</text:p>
          </table:table-cell>
          <table:table-cell office:value-type="float" office:value="3.09">
            <text:p>3,090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2">
          <table:table-cell office:value-type="string">
            <text:p>La Roquette</text:p>
          </table:table-cell>
          <table:table-cell office:value-type="string">
            <text:p>ROQ</text:p>
          </table:table-cell>
          <table:table-cell office:value-type="string">
            <text:p>Cave</text:p>
          </table:table-cell>
          <table:table-cell office:value-type="float" office:value="43.959">
            <text:p>43,959</text:p>
          </table:table-cell>
          <table:table-cell office:value-type="float" office:value="3.899">
            <text:p>3,899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string">
            <text:p>Les Cannaletes</text:p>
          </table:table-cell>
          <table:table-cell office:value-type="string">
            <text:p>CANN</text:p>
          </table:table-cell>
          <table:table-cell office:value-type="string">
            <text:p>Rockshelter</text:p>
          </table:table-cell>
          <table:table-cell office:value-type="float" office:value="43.983">
            <text:p>43,983</text:p>
          </table:table-cell>
          <table:table-cell office:value-type="float" office:value="3.254">
            <text:p>3,254</text:p>
          </table:table-cell>
          <table:table-cell office:value-type="float" office:value="690">
            <text:p>690</text:p>
          </table:table-cell>
          <table:table-cell table:number-columns-repeated="1018"/>
        </table:table-row>
        <table:table-row table:style-name="ro2">
          <table:table-cell office:value-type="string">
            <text:p>Tournal</text:p>
          </table:table-cell>
          <table:table-cell office:value-type="string">
            <text:p>TOUR</text:p>
          </table:table-cell>
          <table:table-cell office:value-type="string">
            <text:p>Cave</text:p>
          </table:table-cell>
          <table:table-cell office:value-type="float" office:value="43.337">
            <text:p>43,337</text:p>
          </table:table-cell>
          <table:table-cell office:value-type="float" office:value="2.88">
            <text:p>2,880</text:p>
          </table:table-cell>
          <table:table-cell office:value-type="float" office:value="163">
            <text:p>163</text:p>
          </table:table-cell>
          <table:table-cell table:number-columns-repeated="1018"/>
        </table:table-row>
        <table:table-row table:style-name="ro2">
          <table:table-cell office:value-type="string">
            <text:p>El Molino</text:p>
          </table:table-cell>
          <table:table-cell office:value-type="string">
            <text:p>MOL</text:p>
          </table:table-cell>
          <table:table-cell office:value-type="string">
            <text:p>Rockshelter</text:p>
          </table:table-cell>
          <table:table-cell office:value-type="float" office:value="40.951">
            <text:p>40,951</text:p>
          </table:table-cell>
          <table:table-cell office:value-type="float" office:value="-4.141">
            <text:p>-4,141</text:p>
          </table:table-cell>
          <table:table-cell office:value-type="float" office:value="970">
            <text:p>970</text:p>
          </table:table-cell>
          <table:table-cell table:number-columns-repeated="1018"/>
        </table:table-row>
        <table:table-row table:style-name="ro2">
          <table:table-cell office:value-type="string">
            <text:p>Los Casares</text:p>
          </table:table-cell>
          <table:table-cell office:value-type="string">
            <text:p>CASR</text:p>
          </table:table-cell>
          <table:table-cell office:value-type="string">
            <text:p>Cave</text:p>
          </table:table-cell>
          <table:table-cell office:value-type="float" office:value="40.938">
            <text:p>40,938</text:p>
          </table:table-cell>
          <table:table-cell office:value-type="float" office:value="-2.293">
            <text:p>-2,293</text:p>
          </table:table-cell>
          <table:table-cell office:value-type="float" office:value="990">
            <text:p>990</text:p>
          </table:table-cell>
          <table:table-cell table:number-columns-repeated="1018"/>
        </table:table-row>
        <table:table-row table:style-name="ro2">
          <table:table-cell office:value-type="string">
            <text:p>Jarama VI</text:p>
          </table:table-cell>
          <table:table-cell office:value-type="string">
            <text:p>JVI</text:p>
          </table:table-cell>
          <table:table-cell office:value-type="string">
            <text:p>Rockshelter</text:p>
          </table:table-cell>
          <table:table-cell office:value-type="float" office:value="40.946">
            <text:p>40,946</text:p>
          </table:table-cell>
          <table:table-cell office:value-type="float" office:value="-3.318">
            <text:p>-3,318</text:p>
          </table:table-cell>
          <table:table-cell office:value-type="float" office:value="822">
            <text:p>822</text:p>
          </table:table-cell>
          <table:table-cell table:number-columns-repeated="1018"/>
        </table:table-row>
        <table:table-row table:style-name="ro2">
          <table:table-cell office:value-type="string">
            <text:p>Cueva Millán</text:p>
          </table:table-cell>
          <table:table-cell office:value-type="string">
            <text:p>MILL</text:p>
          </table:table-cell>
          <table:table-cell office:value-type="string">
            <text:p>Rockshelter</text:p>
          </table:table-cell>
          <table:table-cell office:value-type="float" office:value="42.056">
            <text:p>42,056</text:p>
          </table:table-cell>
          <table:table-cell office:value-type="float" office:value="-3.448">
            <text:p>-3,448</text:p>
          </table:table-cell>
          <table:table-cell office:value-type="float" office:value="985">
            <text:p>985</text:p>
          </table:table-cell>
          <table:table-cell table:number-columns-repeated="1018"/>
        </table:table-row>
        <table:table-row table:style-name="ro2">
          <table:table-cell office:value-type="string">
            <text:p>La Ermita</text:p>
          </table:table-cell>
          <table:table-cell office:value-type="string">
            <text:p>ERMIT</text:p>
          </table:table-cell>
          <table:table-cell office:value-type="string">
            <text:p>Cave</text:p>
          </table:table-cell>
          <table:table-cell office:value-type="float" office:value="42.046">
            <text:p>42,046</text:p>
          </table:table-cell>
          <table:table-cell office:value-type="float" office:value="-3.467">
            <text:p>-3,467</text:p>
          </table:table-cell>
          <table:table-cell office:value-type="float" office:value="935">
            <text:p>935</text:p>
          </table:table-cell>
          <table:table-cell table:number-columns-repeated="1018"/>
        </table:table-row>
        <table:table-row table:style-name="ro2">
          <table:table-cell office:value-type="string">
            <text:p>Hotel California</text:p>
          </table:table-cell>
          <table:table-cell office:value-type="string">
            <text:p>HC</text:p>
          </table:table-cell>
          <table:table-cell office:value-type="string">
            <text:p>Open air</text:p>
          </table:table-cell>
          <table:table-cell office:value-type="float" office:value="42.354">
            <text:p>42,354</text:p>
          </table:table-cell>
          <table:table-cell office:value-type="float" office:value="-3.545">
            <text:p>-3,545</text:p>
          </table:table-cell>
          <table:table-cell office:value-type="float" office:value="982">
            <text:p>982</text:p>
          </table:table-cell>
          <table:table-cell table:number-columns-repeated="1018"/>
        </table:table-row>
        <table:table-row table:style-name="ro2">
          <table:table-cell office:value-type="string">
            <text:p>Fuente Mudarra</text:p>
          </table:table-cell>
          <table:table-cell office:value-type="string">
            <text:p>FM</text:p>
          </table:table-cell>
          <table:table-cell office:value-type="string">
            <text:p>Open air</text:p>
          </table:table-cell>
          <table:table-cell office:value-type="float" office:value="42.35">
            <text:p>42,350</text:p>
          </table:table-cell>
          <table:table-cell office:value-type="float" office:value="-3.539">
            <text:p>-3,539</text:p>
          </table:table-cell>
          <table:table-cell office:value-type="float" office:value="954">
            <text:p>954</text:p>
          </table:table-cell>
          <table:table-cell table:number-columns-repeated="1018"/>
        </table:table-row>
        <table:table-row table:style-name="ro2">
          <table:table-cell office:value-type="string">
            <text:p>Navalmaillo</text:p>
          </table:table-cell>
          <table:table-cell office:value-type="string">
            <text:p>NVILLO</text:p>
          </table:table-cell>
          <table:table-cell office:value-type="string">
            <text:p>Rockshelter</text:p>
          </table:table-cell>
          <table:table-cell office:value-type="float" office:value="40.923">
            <text:p>40,923</text:p>
          </table:table-cell>
          <table:table-cell office:value-type="float" office:value="-3.809">
            <text:p>-3,809</text:p>
          </table:table-cell>
          <table:table-cell office:value-type="float" office:value="1100">
            <text:p>1100</text:p>
          </table:table-cell>
          <table:table-cell table:number-columns-repeated="1018"/>
        </table:table-row>
        <table:table-row table:style-name="ro2">
          <table:table-cell office:value-type="string">
            <text:p>Buena Pinta</text:p>
          </table:table-cell>
          <table:table-cell office:value-type="string">
            <text:p>BPTA</text:p>
          </table:table-cell>
          <table:table-cell office:value-type="string">
            <text:p>Cave</text:p>
          </table:table-cell>
          <table:table-cell office:value-type="float" office:value="40.923">
            <text:p>40,923</text:p>
          </table:table-cell>
          <table:table-cell office:value-type="float" office:value="-3.808">
            <text:p>-3,808</text:p>
          </table:table-cell>
          <table:table-cell office:value-type="float" office:value="1100">
            <text:p>1100</text:p>
          </table:table-cell>
          <table:table-cell table:number-columns-repeated="1018"/>
        </table:table-row>
        <table:table-row table:style-name="ro2">
          <table:table-cell office:value-type="string">
            <text:p>Champ-Grand</text:p>
          </table:table-cell>
          <table:table-cell office:value-type="string">
            <text:p>CHGR</text:p>
          </table:table-cell>
          <table:table-cell office:value-type="string">
            <text:p>Open air</text:p>
          </table:table-cell>
          <table:table-cell office:value-type="float" office:value="45.971">
            <text:p>45,971</text:p>
          </table:table-cell>
          <table:table-cell office:value-type="float" office:value="4.011">
            <text:p>4,011</text:p>
          </table:table-cell>
          <table:table-cell office:value-type="float" office:value="363">
            <text:p>363</text:p>
          </table:table-cell>
          <table:table-cell table:number-columns-repeated="1018"/>
        </table:table-row>
        <table:table-row table:style-name="ro2">
          <table:table-cell office:value-type="string">
            <text:p>Payre</text:p>
          </table:table-cell>
          <table:table-cell office:value-type="string">
            <text:p>PAY</text:p>
          </table:table-cell>
          <table:table-cell office:value-type="string">
            <text:p>Rockshelter</text:p>
          </table:table-cell>
          <table:table-cell office:value-type="float" office:value="44.732">
            <text:p>44,732</text:p>
          </table:table-cell>
          <table:table-cell office:value-type="float" office:value="4.736">
            <text:p>4,736</text:p>
          </table:table-cell>
          <table:table-cell office:value-type="float" office:value="122">
            <text:p>122</text:p>
          </table:table-cell>
          <table:table-cell table:number-columns-repeated="1018"/>
        </table:table-row>
        <table:table-row table:style-name="ro2">
          <table:table-cell office:value-type="string">
            <text:p>Maras</text:p>
          </table:table-cell>
          <table:table-cell office:value-type="string">
            <text:p>MARS</text:p>
          </table:table-cell>
          <table:table-cell office:value-type="string">
            <text:p>Rockshelter</text:p>
          </table:table-cell>
          <table:table-cell office:value-type="float" office:value="44.307">
            <text:p>44,307</text:p>
          </table:table-cell>
          <table:table-cell office:value-type="float" office:value="4.571">
            <text:p>4,571</text:p>
          </table:table-cell>
          <table:table-cell office:value-type="float" office:value="170">
            <text:p>170</text:p>
          </table:table-cell>
          <table:table-cell table:number-columns-repeated="1018"/>
        </table:table-row>
        <table:table-row table:style-name="ro2">
          <table:table-cell office:value-type="string">
            <text:p>Les Pêcheurs</text:p>
          </table:table-cell>
          <table:table-cell office:value-type="string">
            <text:p>PEC</text:p>
          </table:table-cell>
          <table:table-cell office:value-type="string">
            <text:p>Cave</text:p>
          </table:table-cell>
          <table:table-cell office:value-type="float" office:value="44.409">
            <text:p>44,409</text:p>
          </table:table-cell>
          <table:table-cell office:value-type="float" office:value="4.211">
            <text:p>4,211</text:p>
          </table:table-cell>
          <table:table-cell office:value-type="float" office:value="190">
            <text:p>190</text:p>
          </table:table-cell>
          <table:table-cell table:number-columns-repeated="1018"/>
        </table:table-row>
        <table:table-row table:style-name="ro2">
          <table:table-cell office:value-type="string">
            <text:p>Pié Lombard</text:p>
          </table:table-cell>
          <table:table-cell office:value-type="string">
            <text:p>PLOM</text:p>
          </table:table-cell>
          <table:table-cell office:value-type="string">
            <text:p>Rockshelter</text:p>
          </table:table-cell>
          <table:table-cell office:value-type="float" office:value="43.703">
            <text:p>43,703</text:p>
          </table:table-cell>
          <table:table-cell office:value-type="float" office:value="7.041">
            <text:p>7,041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string">
            <text:p>Saint Marcel</text:p>
          </table:table-cell>
          <table:table-cell office:value-type="string">
            <text:p>SMAR</text:p>
          </table:table-cell>
          <table:table-cell office:value-type="string">
            <text:p>Cave</text:p>
          </table:table-cell>
          <table:table-cell office:value-type="float" office:value="44.332">
            <text:p>44,332</text:p>
          </table:table-cell>
          <table:table-cell office:value-type="float" office:value="4.525">
            <text:p>4,525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string">
            <text:p>Moula-Guercy</text:p>
          </table:table-cell>
          <table:table-cell office:value-type="string">
            <text:p>MGCY</text:p>
          </table:table-cell>
          <table:table-cell office:value-type="string">
            <text:p>Cave</text:p>
          </table:table-cell>
          <table:table-cell office:value-type="float" office:value="44.933">
            <text:p>44,933</text:p>
          </table:table-cell>
          <table:table-cell office:value-type="float" office:value="4.851">
            <text:p>4,851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La Combette</text:p>
          </table:table-cell>
          <table:table-cell office:value-type="string">
            <text:p>COMB</text:p>
          </table:table-cell>
          <table:table-cell office:value-type="string">
            <text:p>Rockshelter</text:p>
          </table:table-cell>
          <table:table-cell office:value-type="float" office:value="43.814">
            <text:p>43,814</text:p>
          </table:table-cell>
          <table:table-cell office:value-type="float" office:value="5.343">
            <text:p>5,343</text:p>
          </table:table-cell>
          <table:table-cell office:value-type="float" office:value="327">
            <text:p>327</text:p>
          </table:table-cell>
          <table:table-cell table:number-columns-repeated="1018"/>
        </table:table-row>
        <table:table-row table:style-name="ro2">
          <table:table-cell office:value-type="string">
            <text:p>l'Adaouste</text:p>
          </table:table-cell>
          <table:table-cell office:value-type="string">
            <text:p>ADA</text:p>
          </table:table-cell>
          <table:table-cell office:value-type="string">
            <text:p>Cave</text:p>
          </table:table-cell>
          <table:table-cell office:value-type="float" office:value="43.682">
            <text:p>43,682</text:p>
          </table:table-cell>
          <table:table-cell office:value-type="float" office:value="5.662">
            <text:p>5,662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Ioton</text:p>
          </table:table-cell>
          <table:table-cell office:value-type="string">
            <text:p>IOT</text:p>
          </table:table-cell>
          <table:table-cell office:value-type="string">
            <text:p>Rockshelter</text:p>
          </table:table-cell>
          <table:table-cell office:value-type="float" office:value="43.835">
            <text:p>43,835</text:p>
          </table:table-cell>
          <table:table-cell office:value-type="float" office:value="4.602">
            <text:p>4,602</text:p>
          </table:table-cell>
          <table:table-cell office:value-type="float" office:value="123">
            <text:p>123</text:p>
          </table:table-cell>
          <table:table-cell table:number-columns-repeated="1018"/>
        </table:table-row>
        <table:table-row table:style-name="ro2">
          <table:table-cell office:value-type="string">
            <text:p>Figuer</text:p>
          </table:table-cell>
          <table:table-cell office:value-type="string">
            <text:p>FIG</text:p>
          </table:table-cell>
          <table:table-cell office:value-type="string">
            <text:p>Cave</text:p>
          </table:table-cell>
          <table:table-cell office:value-type="float" office:value="44.32">
            <text:p>44,320</text:p>
          </table:table-cell>
          <table:table-cell office:value-type="float" office:value="4.547">
            <text:p>4,547</text:p>
          </table:table-cell>
          <table:table-cell office:value-type="float" office:value="85">
            <text:p>85</text:p>
          </table:table-cell>
          <table:table-cell table:number-columns-repeated="1018"/>
        </table:table-row>
        <table:table-row table:style-name="ro2">
          <table:table-cell office:value-type="string">
            <text:p>Abrigo Grande de Cabezo Negro</text:p>
          </table:table-cell>
          <table:table-cell office:value-type="string">
            <text:p>AGCN</text:p>
          </table:table-cell>
          <table:table-cell office:value-type="string">
            <text:p>Rockshelter</text:p>
          </table:table-cell>
          <table:table-cell office:value-type="float" office:value="37.794">
            <text:p>37,794</text:p>
          </table:table-cell>
          <table:table-cell office:value-type="float" office:value="-1.874">
            <text:p>-1,874</text:p>
          </table:table-cell>
          <table:table-cell office:value-type="float" office:value="680">
            <text:p>680</text:p>
          </table:table-cell>
          <table:table-cell table:number-columns-repeated="1018"/>
        </table:table-row>
        <table:table-row table:style-name="ro2">
          <table:table-cell office:value-type="string">
            <text:p>Perneras</text:p>
          </table:table-cell>
          <table:table-cell office:value-type="string">
            <text:p>PER</text:p>
          </table:table-cell>
          <table:table-cell office:value-type="string">
            <text:p>Rockshelter</text:p>
          </table:table-cell>
          <table:table-cell office:value-type="float" office:value="37.579">
            <text:p>37,579</text:p>
          </table:table-cell>
          <table:table-cell office:value-type="float" office:value="-1.313">
            <text:p>-1,313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Artenac</text:p>
          </table:table-cell>
          <table:table-cell office:value-type="string">
            <text:p>ARTNC</text:p>
          </table:table-cell>
          <table:table-cell office:value-type="string">
            <text:p>Cave</text:p>
          </table:table-cell>
          <table:table-cell office:value-type="float" office:value="45.838">
            <text:p>45,838</text:p>
          </table:table-cell>
          <table:table-cell office:value-type="float" office:value="0.332">
            <text:p>0,332</text:p>
          </table:table-cell>
          <table:table-cell office:value-type="float" office:value="92">
            <text:p>92</text:p>
          </table:table-cell>
          <table:table-cell table:number-columns-repeated="1018"/>
        </table:table-row>
        <table:table-row table:style-name="ro2">
          <table:table-cell office:value-type="string">
            <text:p>Chez Pinaud Jonzac</text:p>
          </table:table-cell>
          <table:table-cell office:value-type="string">
            <text:p>JON</text:p>
          </table:table-cell>
          <table:table-cell office:value-type="string">
            <text:p>Rockshelter</text:p>
          </table:table-cell>
          <table:table-cell office:value-type="float" office:value="45.439">
            <text:p>45,439</text:p>
          </table:table-cell>
          <table:table-cell office:value-type="float" office:value="-0.422">
            <text:p>-0,422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string">
            <text:p>Combe Brune 2</text:p>
          </table:table-cell>
          <table:table-cell office:value-type="string">
            <text:p>CB2</text:p>
          </table:table-cell>
          <table:table-cell office:value-type="string">
            <text:p>Open air</text:p>
          </table:table-cell>
          <table:table-cell office:value-type="float" office:value="44.886">
            <text:p>44,886</text:p>
          </table:table-cell>
          <table:table-cell office:value-type="float" office:value="0.552">
            <text:p>0,552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2">
          <table:table-cell office:value-type="string">
            <text:p>La Quina</text:p>
          </table:table-cell>
          <table:table-cell office:value-type="string">
            <text:p>QUIN</text:p>
          </table:table-cell>
          <table:table-cell office:value-type="string">
            <text:p>Rockshelter</text:p>
          </table:table-cell>
          <table:table-cell office:value-type="float" office:value="45.508">
            <text:p>45,508</text:p>
          </table:table-cell>
          <table:table-cell office:value-type="float" office:value="0.294">
            <text:p>0,294</text:p>
          </table:table-cell>
          <table:table-cell office:value-type="float" office:value="157">
            <text:p>157</text:p>
          </table:table-cell>
          <table:table-cell table:number-columns-repeated="1018"/>
        </table:table-row>
        <table:table-row table:style-name="ro2">
          <table:table-cell office:value-type="string">
            <text:p>La Ferrasie</text:p>
          </table:table-cell>
          <table:table-cell office:value-type="string">
            <text:p>FERR</text:p>
          </table:table-cell>
          <table:table-cell office:value-type="string">
            <text:p>Rockshelter</text:p>
          </table:table-cell>
          <table:table-cell office:value-type="float" office:value="44.952">
            <text:p>44,952</text:p>
          </table:table-cell>
          <table:table-cell office:value-type="float" office:value="0.938">
            <text:p>0,938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string">
            <text:p>Fontéchevade</text:p>
          </table:table-cell>
          <table:table-cell office:value-type="string">
            <text:p>FONT</text:p>
          </table:table-cell>
          <table:table-cell office:value-type="string">
            <text:p>Cave</text:p>
          </table:table-cell>
          <table:table-cell office:value-type="float" office:value="45.678">
            <text:p>45,678</text:p>
          </table:table-cell>
          <table:table-cell office:value-type="float" office:value="0.478">
            <text:p>0,478</text:p>
          </table:table-cell>
          <table:table-cell office:value-type="float" office:value="127">
            <text:p>127</text:p>
          </table:table-cell>
          <table:table-cell table:number-columns-repeated="1018"/>
        </table:table-row>
        <table:table-row table:style-name="ro2">
          <table:table-cell office:value-type="string">
            <text:p>Gatzarria</text:p>
          </table:table-cell>
          <table:table-cell office:value-type="string">
            <text:p>GATZ</text:p>
          </table:table-cell>
          <table:table-cell office:value-type="string">
            <text:p>Cave</text:p>
          </table:table-cell>
          <table:table-cell office:value-type="float" office:value="43.137">
            <text:p>43,137</text:p>
          </table:table-cell>
          <table:table-cell office:value-type="float" office:value="-0.918">
            <text:p>-0,918</text:p>
          </table:table-cell>
          <table:table-cell office:value-type="float" office:value="270">
            <text:p>270</text:p>
          </table:table-cell>
          <table:table-cell table:number-columns-repeated="1018"/>
        </table:table-row>
        <table:table-row table:style-name="ro2">
          <table:table-cell office:value-type="string">
            <text:p>Isturitz</text:p>
          </table:table-cell>
          <table:table-cell office:value-type="string">
            <text:p>IST</text:p>
          </table:table-cell>
          <table:table-cell office:value-type="string">
            <text:p>Cave</text:p>
          </table:table-cell>
          <table:table-cell office:value-type="float" office:value="43.354">
            <text:p>43,354</text:p>
          </table:table-cell>
          <table:table-cell office:value-type="float" office:value="-1.201">
            <text:p>-1,201</text:p>
          </table:table-cell>
          <table:table-cell office:value-type="float" office:value="117">
            <text:p>117</text:p>
          </table:table-cell>
          <table:table-cell table:number-columns-repeated="1018"/>
        </table:table-row>
        <table:table-row table:style-name="ro2">
          <table:table-cell office:value-type="string">
            <text:p>Chapelle-aux-Saints</text:p>
          </table:table-cell>
          <table:table-cell office:value-type="string">
            <text:p>CAS</text:p>
          </table:table-cell>
          <table:table-cell office:value-type="string">
            <text:p>Cave</text:p>
          </table:table-cell>
          <table:table-cell office:value-type="float" office:value="44.988">
            <text:p>44,988</text:p>
          </table:table-cell>
          <table:table-cell office:value-type="float" office:value="1.724">
            <text:p>1,724</text:p>
          </table:table-cell>
          <table:table-cell office:value-type="float" office:value="137">
            <text:p>137</text:p>
          </table:table-cell>
          <table:table-cell table:number-columns-repeated="1018"/>
        </table:table-row>
        <table:table-row table:style-name="ro2">
          <table:table-cell office:value-type="string">
            <text:p>Olha 2</text:p>
          </table:table-cell>
          <table:table-cell office:value-type="string">
            <text:p>OLH</text:p>
          </table:table-cell>
          <table:table-cell office:value-type="string">
            <text:p>Rockshelter</text:p>
          </table:table-cell>
          <table:table-cell office:value-type="float" office:value="43.363">
            <text:p>43,363</text:p>
          </table:table-cell>
          <table:table-cell office:value-type="float" office:value="-1.388">
            <text:p>-1,388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string">
            <text:p>Harregui</text:p>
          </table:table-cell>
          <table:table-cell office:value-type="string">
            <text:p>HARR</text:p>
          </table:table-cell>
          <table:table-cell office:value-type="string">
            <text:p>Cave</text:p>
          </table:table-cell>
          <table:table-cell office:value-type="float" office:value="43.144">
            <text:p>43,144</text:p>
          </table:table-cell>
          <table:table-cell office:value-type="float" office:value="-0.928">
            <text:p>-0,928</text:p>
          </table:table-cell>
          <table:table-cell office:value-type="float" office:value="222">
            <text:p>222</text:p>
          </table:table-cell>
          <table:table-cell table:number-columns-repeated="1018"/>
        </table:table-row>
        <table:table-row table:style-name="ro2">
          <table:table-cell office:value-type="string">
            <text:p>Bois Roché</text:p>
          </table:table-cell>
          <table:table-cell office:value-type="string">
            <text:p>BR</text:p>
          </table:table-cell>
          <table:table-cell office:value-type="string">
            <text:p>Cave</text:p>
          </table:table-cell>
          <table:table-cell office:value-type="float" office:value="45.729">
            <text:p>45,729</text:p>
          </table:table-cell>
          <table:table-cell office:value-type="float" office:value="-0.377">
            <text:p>-0,377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2">
          <table:table-cell office:value-type="string">
            <text:p>Les Fieux</text:p>
          </table:table-cell>
          <table:table-cell office:value-type="string">
            <text:p>FIUX</text:p>
          </table:table-cell>
          <table:table-cell office:value-type="string">
            <text:p>Open air</text:p>
          </table:table-cell>
          <table:table-cell office:value-type="float" office:value="44.877">
            <text:p>44,877</text:p>
          </table:table-cell>
          <table:table-cell office:value-type="float" office:value="1.689">
            <text:p>1,689</text:p>
          </table:table-cell>
          <table:table-cell office:value-type="float" office:value="255">
            <text:p>255</text:p>
          </table:table-cell>
          <table:table-cell table:number-columns-repeated="1018"/>
        </table:table-row>
        <table:table-row table:style-name="ro2">
          <table:table-cell office:value-type="string">
            <text:p>Peña Cabra</text:p>
          </table:table-cell>
          <table:table-cell office:value-type="string">
            <text:p>PCAB</text:p>
          </table:table-cell>
          <table:table-cell office:value-type="string">
            <text:p>Rockshelter</text:p>
          </table:table-cell>
          <table:table-cell office:value-type="float" office:value="40.97">
            <text:p>40,970</text:p>
          </table:table-cell>
          <table:table-cell office:value-type="float" office:value="-3.2">
            <text:p>-3,200</text:p>
          </table:table-cell>
          <table:table-cell office:value-type="float" office:value="865">
            <text:p>865</text:p>
          </table:table-cell>
          <table:table-cell table:number-columns-repeated="1018"/>
        </table:table-row>
        <table:table-row table:style-name="ro2">
          <table:table-cell office:value-type="string">
            <text:p>Pradayrol</text:p>
          </table:table-cell>
          <table:table-cell office:value-type="string">
            <text:p>PRAY</text:p>
          </table:table-cell>
          <table:table-cell office:value-type="string">
            <text:p>Rockshelter</text:p>
          </table:table-cell>
          <table:table-cell office:value-type="float" office:value="44.626">
            <text:p>44,626</text:p>
          </table:table-cell>
          <table:table-cell office:value-type="float" office:value="1.641">
            <text:p>1,641</text:p>
          </table:table-cell>
          <table:table-cell office:value-type="float" office:value="380">
            <text:p>380</text:p>
          </table:table-cell>
          <table:table-cell table:number-columns-repeated="1018"/>
        </table:table-row>
        <table:table-row table:style-name="ro2">
          <table:table-cell office:value-type="string">
            <text:p>Eudoviges</text:p>
          </table:table-cell>
          <table:table-cell office:value-type="string">
            <text:p>EUD</text:p>
          </table:table-cell>
          <table:table-cell office:value-type="string">
            <text:p>Rockshelter</text:p>
          </table:table-cell>
          <table:table-cell office:value-type="float" office:value="41.052">
            <text:p>41,052</text:p>
          </table:table-cell>
          <table:table-cell office:value-type="float" office:value="-0.68">
            <text:p>-0,680</text:p>
          </table:table-cell>
          <table:table-cell office:value-type="float" office:value="740">
            <text:p>740</text:p>
          </table:table-cell>
          <table:table-cell table:number-columns-repeated="1018"/>
        </table:table-row>
        <table:table-row table:style-name="ro2">
          <table:table-cell office:value-type="string">
            <text:p>Peña Miel</text:p>
          </table:table-cell>
          <table:table-cell office:value-type="string">
            <text:p>PEMI</text:p>
          </table:table-cell>
          <table:table-cell office:value-type="string">
            <text:p>Cave</text:p>
          </table:table-cell>
          <table:table-cell office:value-type="float" office:value="42.217">
            <text:p>42,217</text:p>
          </table:table-cell>
          <table:table-cell office:value-type="float" office:value="-2.631">
            <text:p>-2,631</text:p>
          </table:table-cell>
          <table:table-cell office:value-type="float" office:value="840">
            <text:p>840</text:p>
          </table:table-cell>
          <table:table-cell table:number-columns-repeated="1018"/>
        </table:table-row>
        <table:table-row table:style-name="ro2">
          <table:table-cell office:value-type="string">
            <text:p>Moros de Gabasa</text:p>
          </table:table-cell>
          <table:table-cell office:value-type="string">
            <text:p>GAB</text:p>
          </table:table-cell>
          <table:table-cell office:value-type="string">
            <text:p>Cave</text:p>
          </table:table-cell>
          <table:table-cell office:value-type="float" office:value="42.01">
            <text:p>42,010</text:p>
          </table:table-cell>
          <table:table-cell office:value-type="float" office:value="0.414">
            <text:p>0,414</text:p>
          </table:table-cell>
          <table:table-cell office:value-type="float" office:value="780">
            <text:p>780</text:p>
          </table:table-cell>
          <table:table-cell table:number-columns-repeated="1018"/>
        </table:table-row>
        <table:table-row table:style-name="ro2">
          <table:table-cell office:value-type="string">
            <text:p>Fuentes de San Cristobal</text:p>
          </table:table-cell>
          <table:table-cell office:value-type="string">
            <text:p>FSCB</text:p>
          </table:table-cell>
          <table:table-cell office:value-type="string">
            <text:p>Rockshelter</text:p>
          </table:table-cell>
          <table:table-cell office:value-type="float" office:value="42.333">
            <text:p>42,333</text:p>
          </table:table-cell>
          <table:table-cell office:value-type="float" office:value="0.57">
            <text:p>0,570</text:p>
          </table:table-cell>
          <table:table-cell office:value-type="float" office:value="820">
            <text:p>820</text:p>
          </table:table-cell>
          <table:table-cell table:number-columns-repeated="1018"/>
        </table:table-row>
        <table:table-row table:style-name="ro2">
          <table:table-cell office:value-type="string">
            <text:p>Pizarro</text:p>
          </table:table-cell>
          <table:table-cell office:value-type="string">
            <text:p>PIZ</text:p>
          </table:table-cell>
          <table:table-cell office:value-type="string">
            <text:p>Rockshelter</text:p>
          </table:table-cell>
          <table:table-cell office:value-type="float" office:value="41.951">
            <text:p>41,951</text:p>
          </table:table-cell>
          <table:table-cell office:value-type="float" office:value="0.718">
            <text:p>0,718</text:p>
          </table:table-cell>
          <table:table-cell office:value-type="float" office:value="694">
            <text:p>694</text:p>
          </table:table-cell>
          <table:table-cell table:number-columns-repeated="1018"/>
        </table:table-row>
        <table:table-row table:style-name="ro2">
          <table:table-cell office:value-type="string">
            <text:p>Estret de Tragó</text:p>
          </table:table-cell>
          <table:table-cell office:value-type="string">
            <text:p>ETRAG</text:p>
          </table:table-cell>
          <table:table-cell office:value-type="string">
            <text:p>Rockshelter</text:p>
          </table:table-cell>
          <table:table-cell office:value-type="float" office:value="41.92">
            <text:p>41,920</text:p>
          </table:table-cell>
          <table:table-cell office:value-type="float" office:value="0.589">
            <text:p>0,589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Cova Gran</text:p>
          </table:table-cell>
          <table:table-cell office:value-type="string">
            <text:p>CGRA</text:p>
          </table:table-cell>
          <table:table-cell office:value-type="string">
            <text:p>Rockshelter</text:p>
          </table:table-cell>
          <table:table-cell office:value-type="float" office:value="41.926">
            <text:p>41,926</text:p>
          </table:table-cell>
          <table:table-cell office:value-type="float" office:value="0.811">
            <text:p>0,811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Aguilón</text:p>
          </table:table-cell>
          <table:table-cell office:value-type="string">
            <text:p>AGP5</text:p>
          </table:table-cell>
          <table:table-cell office:value-type="string">
            <text:p>Cave</text:p>
          </table:table-cell>
          <table:table-cell office:value-type="float" office:value="41.309">
            <text:p>41,309</text:p>
          </table:table-cell>
          <table:table-cell office:value-type="float" office:value="-1.056">
            <text:p>-1,056</text:p>
          </table:table-cell>
          <table:table-cell office:value-type="float" office:value="740">
            <text:p>740</text:p>
          </table:table-cell>
          <table:table-cell table:number-columns-repeated="1018"/>
        </table:table-row>
        <table:table-row table:style-name="ro2">
          <table:table-cell office:value-type="string">
            <text:p>Aviones</text:p>
          </table:table-cell>
          <table:table-cell office:value-type="string">
            <text:p>AVI</text:p>
          </table:table-cell>
          <table:table-cell office:value-type="string">
            <text:p>Cave</text:p>
          </table:table-cell>
          <table:table-cell office:value-type="float" office:value="37.585">
            <text:p>37,585</text:p>
          </table:table-cell>
          <table:table-cell office:value-type="float" office:value="-0.986">
            <text:p>-0,98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Las Palomas</text:p>
          </table:table-cell>
          <table:table-cell office:value-type="string">
            <text:p>PALO</text:p>
          </table:table-cell>
          <table:table-cell office:value-type="string">
            <text:p>Cave</text:p>
          </table:table-cell>
          <table:table-cell office:value-type="float" office:value="37.799">
            <text:p>37,799</text:p>
          </table:table-cell>
          <table:table-cell office:value-type="float" office:value="-0.895">
            <text:p>-0,895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2">
          <table:table-cell office:value-type="string">
            <text:p>Las Grajas</text:p>
          </table:table-cell>
          <table:table-cell office:value-type="string">
            <text:p>GRAJ</text:p>
          </table:table-cell>
          <table:table-cell office:value-type="string">
            <text:p>Cave</text:p>
          </table:table-cell>
          <table:table-cell office:value-type="float" office:value="37.107">
            <text:p>37,107</text:p>
          </table:table-cell>
          <table:table-cell office:value-type="float" office:value="-4.388">
            <text:p>-4,388</text:p>
          </table:table-cell>
          <table:table-cell office:value-type="float" office:value="775">
            <text:p>775</text:p>
          </table:table-cell>
          <table:table-cell table:number-columns-repeated="1018"/>
        </table:table-row>
        <table:table-row table:style-name="ro2">
          <table:table-cell office:value-type="string">
            <text:p>Bajondillo</text:p>
          </table:table-cell>
          <table:table-cell office:value-type="string">
            <text:p>BAJ</text:p>
          </table:table-cell>
          <table:table-cell office:value-type="string">
            <text:p>Cave</text:p>
          </table:table-cell>
          <table:table-cell office:value-type="float" office:value="36.612">
            <text:p>36,612</text:p>
          </table:table-cell>
          <table:table-cell office:value-type="float" office:value="-4.52">
            <text:p>-4,520</text:p>
          </table:table-cell>
          <table:table-cell office:value-type="float" office:value="96">
            <text:p>96</text:p>
          </table:table-cell>
          <table:table-cell table:number-columns-repeated="1018"/>
        </table:table-row>
        <table:table-row table:style-name="ro2">
          <table:table-cell office:value-type="string">
            <text:p>Gorhams</text:p>
          </table:table-cell>
          <table:table-cell office:value-type="string">
            <text:p>GOR</text:p>
          </table:table-cell>
          <table:table-cell office:value-type="string">
            <text:p>Cave</text:p>
          </table:table-cell>
          <table:table-cell office:value-type="float" office:value="36.12">
            <text:p>36,120</text:p>
          </table:table-cell>
          <table:table-cell office:value-type="float" office:value="-5.342">
            <text:p>-5,342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Naguard</text:p>
          </table:table-cell>
          <table:table-cell office:value-type="string">
            <text:p>VANG</text:p>
          </table:table-cell>
          <table:table-cell office:value-type="string">
            <text:p>Cave</text:p>
          </table:table-cell>
          <table:table-cell office:value-type="float" office:value="36.122">
            <text:p>36,122</text:p>
          </table:table-cell>
          <table:table-cell office:value-type="float" office:value="-5.342">
            <text:p>-5,342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Horá</text:p>
          </table:table-cell>
          <table:table-cell office:value-type="string">
            <text:p>HOR</text:p>
          </table:table-cell>
          <table:table-cell office:value-type="string">
            <text:p>Cave</text:p>
          </table:table-cell>
          <table:table-cell office:value-type="float" office:value="37.377">
            <text:p>37,377</text:p>
          </table:table-cell>
          <table:table-cell office:value-type="float" office:value="-3.282">
            <text:p>-3,282</text:p>
          </table:table-cell>
          <table:table-cell office:value-type="float" office:value="1180">
            <text:p>1180</text:p>
          </table:table-cell>
          <table:table-cell table:number-columns-repeated="1018"/>
        </table:table-row>
        <table:table-row table:style-name="ro2">
          <table:table-cell office:value-type="string">
            <text:p>Humo</text:p>
          </table:table-cell>
          <table:table-cell office:value-type="string">
            <text:p>HUM</text:p>
          </table:table-cell>
          <table:table-cell office:value-type="string">
            <text:p>Rockshelter</text:p>
          </table:table-cell>
          <table:table-cell office:value-type="float" office:value="36.712">
            <text:p>36,712</text:p>
          </table:table-cell>
          <table:table-cell office:value-type="float" office:value="-4.328">
            <text:p>-4,328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eneito</text:p>
          </table:table-cell>
          <table:table-cell office:value-type="string">
            <text:p>BEN</text:p>
          </table:table-cell>
          <table:table-cell office:value-type="string">
            <text:p>Cave</text:p>
          </table:table-cell>
          <table:table-cell office:value-type="float" office:value="38.798">
            <text:p>38,798</text:p>
          </table:table-cell>
          <table:table-cell office:value-type="float" office:value="-0.467">
            <text:p>-0,467</text:p>
          </table:table-cell>
          <table:table-cell office:value-type="float" office:value="648">
            <text:p>648</text:p>
          </table:table-cell>
          <table:table-cell table:number-columns-repeated="1018"/>
        </table:table-row>
        <table:table-row table:style-name="ro2">
          <table:table-cell office:value-type="string">
            <text:p>Puntal del Gat</text:p>
          </table:table-cell>
          <table:table-cell office:value-type="string">
            <text:p>GAT</text:p>
          </table:table-cell>
          <table:table-cell office:value-type="string">
            <text:p>Cave</text:p>
          </table:table-cell>
          <table:table-cell office:value-type="float" office:value="38.962">
            <text:p>38,962</text:p>
          </table:table-cell>
          <table:table-cell office:value-type="float" office:value="-0.198">
            <text:p>-0,198</text:p>
          </table:table-cell>
          <table:table-cell office:value-type="float" office:value="147">
            <text:p>147</text:p>
          </table:table-cell>
          <table:table-cell table:number-columns-repeated="1018"/>
        </table:table-row>
        <table:table-row table:style-name="ro2">
          <table:table-cell office:value-type="string">
            <text:p>Gatzarria</text:p>
          </table:table-cell>
          <table:table-cell office:value-type="string">
            <text:p>NEG</text:p>
          </table:table-cell>
          <table:table-cell office:value-type="string">
            <text:p>Cave</text:p>
          </table:table-cell>
          <table:table-cell office:value-type="float" office:value="38.965">
            <text:p>38,965</text:p>
          </table:table-cell>
          <table:table-cell office:value-type="float" office:value="-0.496">
            <text:p>-0,496</text:p>
          </table:table-cell>
          <table:table-cell office:value-type="float" office:value="122">
            <text:p>122</text:p>
          </table:table-cell>
          <table:table-cell table:number-columns-repeated="1018"/>
        </table:table-row>
        <table:table-row table:style-name="ro2">
          <table:table-cell office:value-type="string">
            <text:p>Valdegoba</text:p>
          </table:table-cell>
          <table:table-cell office:value-type="string">
            <text:p>VALD</text:p>
          </table:table-cell>
          <table:table-cell office:value-type="string">
            <text:p>Cave</text:p>
          </table:table-cell>
          <table:table-cell office:value-type="float" office:value="42.544">
            <text:p>42,544</text:p>
          </table:table-cell>
          <table:table-cell office:value-type="float" office:value="-3.771">
            <text:p>-3,771</text:p>
          </table:table-cell>
          <table:table-cell office:value-type="float" office:value="930">
            <text:p>930</text:p>
          </table:table-cell>
          <table:table-cell table:number-columns-repeated="1018"/>
        </table:table-row>
        <table:table-row table:style-name="ro2">
          <table:table-cell office:value-type="string">
            <text:p>Bolomor</text:p>
          </table:table-cell>
          <table:table-cell office:value-type="string">
            <text:p>BOL</text:p>
          </table:table-cell>
          <table:table-cell office:value-type="string">
            <text:p>Cave</text:p>
          </table:table-cell>
          <table:table-cell office:value-type="float" office:value="39.059">
            <text:p>39,059</text:p>
          </table:table-cell>
          <table:table-cell office:value-type="float" office:value="-0.25">
            <text:p>-0,250</text:p>
          </table:table-cell>
          <table:table-cell office:value-type="float" office:value="141">
            <text:p>141</text:p>
          </table:table-cell>
          <table:table-cell table:number-columns-repeated="1018"/>
        </table:table-row>
        <table:table-row table:style-name="ro2">
          <table:table-cell office:value-type="string">
            <text:p>Ànecs</text:p>
          </table:table-cell>
          <table:table-cell office:value-type="string">
            <text:p>ANCS</text:p>
          </table:table-cell>
          <table:table-cell office:value-type="string">
            <text:p>Open air</text:p>
          </table:table-cell>
          <table:table-cell office:value-type="float" office:value="42.657">
            <text:p>42,657</text:p>
          </table:table-cell>
          <table:table-cell office:value-type="float" office:value="2.549">
            <text:p>2,549</text:p>
          </table:table-cell>
          <table:table-cell office:value-type="float" office:value="215">
            <text:p>215</text:p>
          </table:table-cell>
          <table:table-cell table:number-columns-repeated="1018"/>
        </table:table-row>
        <table:table-row table:style-name="ro2">
          <table:table-cell office:value-type="string">
            <text:p>Chêne Vert</text:p>
          </table:table-cell>
          <table:table-cell office:value-type="string">
            <text:p>CHVT</text:p>
          </table:table-cell>
          <table:table-cell office:value-type="string">
            <text:p>Open air</text:p>
          </table:table-cell>
          <table:table-cell office:value-type="float" office:value="45.594">
            <text:p>45,594</text:p>
          </table:table-cell>
          <table:table-cell office:value-type="float" office:value="0.263">
            <text:p>0,263</text:p>
          </table:table-cell>
          <table:table-cell office:value-type="float" office:value="142">
            <text:p>142</text:p>
          </table:table-cell>
          <table:table-cell table:number-columns-repeated="1018"/>
        </table:table-row>
        <table:table-row table:style-name="ro2">
          <table:table-cell office:value-type="string">
            <text:p>Bout-des-Vergnes</text:p>
          </table:table-cell>
          <table:table-cell office:value-type="string">
            <text:p>BDVE</text:p>
          </table:table-cell>
          <table:table-cell office:value-type="string">
            <text:p>Open air</text:p>
          </table:table-cell>
          <table:table-cell office:value-type="float" office:value="44.864">
            <text:p>44,864</text:p>
          </table:table-cell>
          <table:table-cell office:value-type="float" office:value="0.461">
            <text:p>0,461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2">
          <table:table-cell office:value-type="string">
            <text:p>Biache-Saint-Vaast</text:p>
          </table:table-cell>
          <table:table-cell office:value-type="string">
            <text:p>BSV</text:p>
          </table:table-cell>
          <table:table-cell office:value-type="string">
            <text:p>Open air</text:p>
          </table:table-cell>
          <table:table-cell office:value-type="float" office:value="50.314">
            <text:p>50,314</text:p>
          </table:table-cell>
          <table:table-cell office:value-type="float" office:value="2.948">
            <text:p>2,948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2">
          <table:table-cell office:value-type="string">
            <text:p>Beauvais</text:p>
          </table:table-cell>
          <table:table-cell office:value-type="string">
            <text:p>BEAUV</text:p>
          </table:table-cell>
          <table:table-cell office:value-type="string">
            <text:p>Open air</text:p>
          </table:table-cell>
          <table:table-cell office:value-type="float" office:value="49.415">
            <text:p>49,415</text:p>
          </table:table-cell>
          <table:table-cell office:value-type="float" office:value="2.166">
            <text:p>2,166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2">
          <table:table-cell office:value-type="string">
            <text:p>Pucheuil</text:p>
          </table:table-cell>
          <table:table-cell office:value-type="string">
            <text:p>PUCH</text:p>
          </table:table-cell>
          <table:table-cell office:value-type="string">
            <text:p>Open air</text:p>
          </table:table-cell>
          <table:table-cell office:value-type="float" office:value="49.644">
            <text:p>49,644</text:p>
          </table:table-cell>
          <table:table-cell office:value-type="float" office:value="1.266">
            <text:p>1,266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Combe-Capelle</text:p>
          </table:table-cell>
          <table:table-cell office:value-type="string">
            <text:p>CMBC</text:p>
          </table:table-cell>
          <table:table-cell office:value-type="string">
            <text:p>Rockshelter</text:p>
          </table:table-cell>
          <table:table-cell office:value-type="float" office:value="44.753">
            <text:p>44,753</text:p>
          </table:table-cell>
          <table:table-cell office:value-type="float" office:value="0.85">
            <text:p>0,850</text:p>
          </table:table-cell>
          <table:table-cell office:value-type="float" office:value="124">
            <text:p>124</text:p>
          </table:table-cell>
          <table:table-cell table:number-columns-repeated="1018"/>
        </table:table-row>
        <table:table-row table:style-name="ro2">
          <table:table-cell office:value-type="string">
            <text:p>Caminade</text:p>
          </table:table-cell>
          <table:table-cell office:value-type="string">
            <text:p>CAMD</text:p>
          </table:table-cell>
          <table:table-cell office:value-type="string">
            <text:p>Rockshelter</text:p>
          </table:table-cell>
          <table:table-cell office:value-type="float" office:value="44.853">
            <text:p>44,853</text:p>
          </table:table-cell>
          <table:table-cell office:value-type="float" office:value="1.271">
            <text:p>1,271</text:p>
          </table:table-cell>
          <table:table-cell office:value-type="float" office:value="150">
            <text:p>150</text:p>
          </table:table-cell>
          <table:table-cell table:number-columns-repeated="1018"/>
        </table:table-row>
        <table:table-row table:style-name="ro2">
          <table:table-cell office:value-type="string">
            <text:p>Baume-Flandin</text:p>
          </table:table-cell>
          <table:table-cell office:value-type="string">
            <text:p>BFIN</text:p>
          </table:table-cell>
          <table:table-cell office:value-type="string">
            <text:p>Open air</text:p>
          </table:table-cell>
          <table:table-cell office:value-type="float" office:value="44.289">
            <text:p>44,289</text:p>
          </table:table-cell>
          <table:table-cell office:value-type="float" office:value="4.411">
            <text:p>4,411</text:p>
          </table:table-cell>
          <table:table-cell office:value-type="float" office:value="210">
            <text:p>210</text:p>
          </table:table-cell>
          <table:table-cell table:number-columns-repeated="1018"/>
        </table:table-row>
        <table:table-row table:style-name="ro2">
          <table:table-cell office:value-type="string">
            <text:p>Cuesta de la Bajada</text:p>
          </table:table-cell>
          <table:table-cell office:value-type="string">
            <text:p>BAJDA</text:p>
          </table:table-cell>
          <table:table-cell office:value-type="string">
            <text:p>Open air</text:p>
          </table:table-cell>
          <table:table-cell office:value-type="float" office:value="40.365">
            <text:p>40,365</text:p>
          </table:table-cell>
          <table:table-cell office:value-type="float" office:value="-1.108">
            <text:p>-1,108</text:p>
          </table:table-cell>
          <table:table-cell office:value-type="float" office:value="905">
            <text:p>905</text:p>
          </table:table-cell>
          <table:table-cell table:number-columns-repeated="1018"/>
        </table:table-row>
        <table:table-row table:style-name="ro2">
          <table:table-cell office:value-type="string">
            <text:p>Arco Cave A</text:p>
          </table:table-cell>
          <table:table-cell office:value-type="string">
            <text:p>ARCA</text:p>
          </table:table-cell>
          <table:table-cell office:value-type="string">
            <text:p>Cave</text:p>
          </table:table-cell>
          <table:table-cell office:value-type="float" office:value="38.236">
            <text:p>38,236</text:p>
          </table:table-cell>
          <table:table-cell office:value-type="float" office:value="-1.578">
            <text:p>-1,578</text:p>
          </table:table-cell>
          <table:table-cell office:value-type="float" office:value="342">
            <text:p>342</text:p>
          </table:table-cell>
          <table:table-cell table:number-columns-repeated="1018"/>
        </table:table-row>
        <table:table-row table:style-name="ro2">
          <table:table-cell office:value-type="string">
            <text:p>Cova Eiros</text:p>
          </table:table-cell>
          <table:table-cell office:value-type="string">
            <text:p>EIROS</text:p>
          </table:table-cell>
          <table:table-cell office:value-type="string">
            <text:p>Cave</text:p>
          </table:table-cell>
          <table:table-cell office:value-type="float" office:value="42.767">
            <text:p>42,767</text:p>
          </table:table-cell>
          <table:table-cell office:value-type="float" office:value="-7.211">
            <text:p>-7,211</text:p>
          </table:table-cell>
          <table:table-cell office:value-type="float" office:value="780">
            <text:p>780</text:p>
          </table:table-cell>
          <table:table-cell table:number-columns-repeated="1018"/>
        </table:table-row>
        <table:table-row table:style-name="ro2">
          <table:table-cell office:value-type="string">
            <text:p>Area 3 Cañaveral</text:p>
          </table:table-cell>
          <table:table-cell office:value-type="string">
            <text:p>CAV3</text:p>
          </table:table-cell>
          <table:table-cell office:value-type="string">
            <text:p>Open air</text:p>
          </table:table-cell>
          <table:table-cell office:value-type="float" office:value="40.41">
            <text:p>40,410</text:p>
          </table:table-cell>
          <table:table-cell office:value-type="float" office:value="-3.565">
            <text:p>-3,565</text:p>
          </table:table-cell>
          <table:table-cell office:value-type="float" office:value="653">
            <text:p>653</text:p>
          </table:table-cell>
          <table:table-cell table:number-columns-repeated="1018"/>
        </table:table-row>
        <table:table-row table:style-name="ro2">
          <table:table-cell office:value-type="string">
            <text:p>Calabazas</text:p>
          </table:table-cell>
          <table:table-cell office:value-type="string">
            <text:p>CALAB</text:p>
          </table:table-cell>
          <table:table-cell office:value-type="string">
            <text:p>Open air</text:p>
          </table:table-cell>
          <table:table-cell office:value-type="float" office:value="40.394">
            <text:p>40,394</text:p>
          </table:table-cell>
          <table:table-cell office:value-type="float" office:value="-3.571">
            <text:p>-3,571</text:p>
          </table:table-cell>
          <table:table-cell office:value-type="float" office:value="649">
            <text:p>649</text:p>
          </table:table-cell>
          <table:table-cell table:number-columns-repeated="1018"/>
        </table:table-row>
        <table:table-row table:style-name="ro2">
          <table:table-cell office:value-type="string">
            <text:p>Atapuerca TD10</text:p>
          </table:table-cell>
          <table:table-cell office:value-type="string">
            <text:p>TD10</text:p>
          </table:table-cell>
          <table:table-cell office:value-type="string">
            <text:p>Cave</text:p>
          </table:table-cell>
          <table:table-cell office:value-type="float" office:value="42.352">
            <text:p>42,352</text:p>
          </table:table-cell>
          <table:table-cell office:value-type="float" office:value="-3.52">
            <text:p>-3,520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2">
          <table:table-cell office:value-type="string">
            <text:p>La Garma VI</text:p>
          </table:table-cell>
          <table:table-cell office:value-type="string">
            <text:p>GARVI</text:p>
          </table:table-cell>
          <table:table-cell office:value-type="string">
            <text:p>Cave</text:p>
          </table:table-cell>
          <table:table-cell office:value-type="float" office:value="43.431">
            <text:p>43,431</text:p>
          </table:table-cell>
          <table:table-cell office:value-type="float" office:value="-3.666">
            <text:p>-3,666</text:p>
          </table:table-cell>
          <table:table-cell office:value-type="float" office:value="68">
            <text:p>68</text:p>
          </table:table-cell>
          <table:table-cell table:number-columns-repeated="1018"/>
        </table:table-row>
        <table:table-row table:style-name="ro2">
          <table:table-cell office:value-type="string">
            <text:p>Cueva del Ángel</text:p>
          </table:table-cell>
          <table:table-cell office:value-type="string">
            <text:p>ANG</text:p>
          </table:table-cell>
          <table:table-cell office:value-type="string">
            <text:p>Cave</text:p>
          </table:table-cell>
          <table:table-cell office:value-type="float" office:value="37.37">
            <text:p>37,370</text:p>
          </table:table-cell>
          <table:table-cell office:value-type="float" office:value="-4.479">
            <text:p>-4,479</text:p>
          </table:table-cell>
          <table:table-cell office:value-type="float" office:value="600">
            <text:p>600</text:p>
          </table:table-cell>
          <table:table-cell table:number-columns-repeated="1018"/>
        </table:table-row>
        <table:table-row table:style-name="ro2">
          <table:table-cell office:value-type="string">
            <text:p>El Cuco</text:p>
          </table:table-cell>
          <table:table-cell office:value-type="string">
            <text:p>CUC</text:p>
          </table:table-cell>
          <table:table-cell office:value-type="string">
            <text:p>Rockshelter</text:p>
          </table:table-cell>
          <table:table-cell office:value-type="float" office:value="43.391">
            <text:p>43,391</text:p>
          </table:table-cell>
          <table:table-cell office:value-type="float" office:value="-3.23">
            <text:p>-3,230</text:p>
          </table:table-cell>
          <table:table-cell office:value-type="float" office:value="43">
            <text:p>43</text:p>
          </table:table-cell>
          <table:table-cell table:number-columns-repeated="1018"/>
        </table:table-row>
        <table:table-row table:style-name="ro2">
          <table:table-cell office:value-type="string">
            <text:p>La Viña</text:p>
          </table:table-cell>
          <table:table-cell office:value-type="string">
            <text:p>VIÑA-XV-XIII</text:p>
          </table:table-cell>
          <table:table-cell office:value-type="string">
            <text:p>Rockshelter</text:p>
          </table:table-cell>
          <table:table-cell office:value-type="float" office:value="43.314">
            <text:p>43,314</text:p>
          </table:table-cell>
          <table:table-cell office:value-type="float" office:value="-5.827">
            <text:p>-5,827</text:p>
          </table:table-cell>
          <table:table-cell office:value-type="float" office:value="292">
            <text:p>292</text:p>
          </table:table-cell>
          <table:table-cell table:number-columns-repeated="1018"/>
        </table:table-row>
        <table:table-row table:style-name="ro2">
          <table:table-cell office:value-type="string">
            <text:p>Arteu</text:p>
          </table:table-cell>
          <table:table-cell office:value-type="string">
            <text:p>ARTU</text:p>
          </table:table-cell>
          <table:table-cell office:value-type="string">
            <text:p>Rockshelter</text:p>
          </table:table-cell>
          <table:table-cell office:value-type="float" office:value="43.269">
            <text:p>43,269</text:p>
          </table:table-cell>
          <table:table-cell office:value-type="float" office:value="-4.615">
            <text:p>-4,615</text:p>
          </table:table-cell>
          <table:table-cell office:value-type="float" office:value="680">
            <text:p>680</text:p>
          </table:table-cell>
          <table:table-cell table:number-columns-repeated="1018"/>
        </table:table-row>
        <table:table-row table:style-name="ro2">
          <table:table-cell office:value-type="string">
            <text:p>La Chaise</text:p>
          </table:table-cell>
          <table:table-cell office:value-type="string">
            <text:p>CHAIS</text:p>
          </table:table-cell>
          <table:table-cell office:value-type="string">
            <text:p>Cave</text:p>
          </table:table-cell>
          <table:table-cell office:value-type="float" office:value="45.67">
            <text:p>45,670</text:p>
          </table:table-cell>
          <table:table-cell office:value-type="float" office:value="0.446">
            <text:p>0,446</text:p>
          </table:table-cell>
          <table:table-cell office:value-type="float" office:value="105">
            <text:p>105</text:p>
          </table:table-cell>
          <table:table-cell table:number-columns-repeated="1018"/>
        </table:table-row>
        <table:table-row table:style-name="ro2">
          <table:table-cell office:value-type="string">
            <text:p>Pego do Diablo</text:p>
          </table:table-cell>
          <table:table-cell office:value-type="string">
            <text:p>PDD</text:p>
          </table:table-cell>
          <table:table-cell office:value-type="string">
            <text:p>Cave</text:p>
          </table:table-cell>
          <table:table-cell office:value-type="float" office:value="39.181">
            <text:p>39,181</text:p>
          </table:table-cell>
          <table:table-cell office:value-type="float" office:value="-9.036">
            <text:p>-9,036</text:p>
          </table:table-cell>
          <table:table-cell office:value-type="float" office:value="400">
            <text:p>400</text:p>
          </table:table-cell>
          <table:table-cell table:number-columns-repeated="1018"/>
        </table:table-row>
        <table:table-row table:style-name="ro2">
          <table:table-cell office:value-type="string">
            <text:p>Cardina-Salto do Boi</text:p>
          </table:table-cell>
          <table:table-cell office:value-type="string">
            <text:p>CSB</text:p>
          </table:table-cell>
          <table:table-cell office:value-type="string">
            <text:p>Open air</text:p>
          </table:table-cell>
          <table:table-cell office:value-type="float" office:value="40.979">
            <text:p>40,979</text:p>
          </table:table-cell>
          <table:table-cell office:value-type="float" office:value="-7.106">
            <text:p>-7,106</text:p>
          </table:table-cell>
          <table:table-cell office:value-type="float" office:value="220">
            <text:p>220</text:p>
          </table:table-cell>
          <table:table-cell table:number-columns-repeated="1018"/>
        </table:table-row>
        <table:table-row table:style-name="ro2">
          <table:table-cell office:value-type="string">
            <text:p>Cobrinhos</text:p>
          </table:table-cell>
          <table:table-cell office:value-type="string">
            <text:p>CBHS</text:p>
          </table:table-cell>
          <table:table-cell office:value-type="string">
            <text:p>Open air</text:p>
          </table:table-cell>
          <table:table-cell office:value-type="float" office:value="39.633">
            <text:p>39,633</text:p>
          </table:table-cell>
          <table:table-cell office:value-type="float" office:value="-7.693">
            <text:p>-7,693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string">
            <text:p>Caldeirão</text:p>
          </table:table-cell>
          <table:table-cell office:value-type="string">
            <text:p>CLD</text:p>
          </table:table-cell>
          <table:table-cell office:value-type="string">
            <text:p>Cave</text:p>
          </table:table-cell>
          <table:table-cell office:value-type="float" office:value="39.647">
            <text:p>39,647</text:p>
          </table:table-cell>
          <table:table-cell office:value-type="float" office:value="-8.417">
            <text:p>-8,417</text:p>
          </table:table-cell>
          <table:table-cell office:value-type="float" office:value="132">
            <text:p>132</text:p>
          </table:table-cell>
          <table:table-cell table:number-columns-repeated="1018"/>
        </table:table-row>
        <table:table-row table:style-name="ro2">
          <table:table-cell office:value-type="string">
            <text:p>Mira Nascente</text:p>
          </table:table-cell>
          <table:table-cell office:value-type="string">
            <text:p>MNAS</text:p>
          </table:table-cell>
          <table:table-cell office:value-type="string">
            <text:p>Open air</text:p>
          </table:table-cell>
          <table:table-cell office:value-type="float" office:value="39.667">
            <text:p>39,667</text:p>
          </table:table-cell>
          <table:table-cell office:value-type="float" office:value="-9.063">
            <text:p>-9,063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string">
            <text:p>Praia Rei</text:p>
          </table:table-cell>
          <table:table-cell office:value-type="string">
            <text:p>PREI</text:p>
          </table:table-cell>
          <table:table-cell office:value-type="string">
            <text:p>Open air</text:p>
          </table:table-cell>
          <table:table-cell office:value-type="float" office:value="39.389">
            <text:p>39,389</text:p>
          </table:table-cell>
          <table:table-cell office:value-type="float" office:value="-9.293">
            <text:p>-9,293</text:p>
          </table:table-cell>
          <table:table-cell office:value-type="float" office:value="4">
            <text:p>4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7"/>
        <table:table-row table:style-name="ro2">
          <table:table-cell table:style-name="ce3" office:value-type="string">
            <text:p>site</text:p>
          </table:table-cell>
          <table:table-cell table:style-name="ce3" office:value-type="string">
            <text:p>Type</text:p>
          </table:table-cell>
          <table:table-cell table:style-name="ce4" office:value-type="string">
            <text:p>latitude</text:p>
          </table:table-cell>
          <table:table-cell table:style-name="ce4" office:value-type="string">
            <text:p>longitude</text:p>
          </table:table-cell>
        </table:table-row>
        <table:table-row table:style-name="ro2">
          <table:table-cell office:value-type="string">
            <text:p>La Roche-Cotard</text:p>
          </table:table-cell>
          <table:table-cell office:value-type="string">
            <text:p>Parietal engravings</text:p>
          </table:table-cell>
          <table:table-cell table:style-name="ce5" office:value-type="float" office:value="47.336667">
            <text:p>47,337</text:p>
          </table:table-cell>
          <table:table-cell table:style-name="ce5" office:value-type="float" office:value="0.426111">
            <text:p>0,426</text:p>
          </table:table-cell>
        </table:table-row>
        <table:table-row table:style-name="ro2">
          <table:table-cell office:value-type="string">
            <text:p>Kiik-Koba</text:p>
          </table:table-cell>
          <table:table-cell office:value-type="string">
            <text:p>Engravings (portable)</text:p>
          </table:table-cell>
          <table:table-cell table:style-name="ce5" office:value-type="float" office:value="44.9549361704106">
            <text:p>44,955</text:p>
          </table:table-cell>
          <table:table-cell table:style-name="ce5" office:value-type="float" office:value="34.3381687958594">
            <text:p>34,338</text:p>
          </table:table-cell>
        </table:table-row>
        <table:table-row table:style-name="ro2">
          <table:table-cell office:value-type="string">
            <text:p>Zaskalnaya VI</text:p>
          </table:table-cell>
          <table:table-cell office:value-type="string">
            <text:p>Engravings (portable)</text:p>
          </table:table-cell>
          <table:table-cell table:style-name="ce6" office:value-type="float" office:value="44.9811817020634">
            <text:p>44,981</text:p>
          </table:table-cell>
          <table:table-cell table:style-name="ce6" office:value-type="float" office:value="34.5977329614458">
            <text:p>34,598</text:p>
          </table:table-cell>
        </table:table-row>
        <table:table-row table:style-name="ro2">
          <table:table-cell office:value-type="string">
            <text:p>Gorhams</text:p>
          </table:table-cell>
          <table:table-cell office:value-type="string">
            <text:p>Parietal engravings</text:p>
          </table:table-cell>
          <table:table-cell table:style-name="ce6" office:value-type="float" office:value="36.120560088154">
            <text:p>36,121</text:p>
          </table:table-cell>
          <table:table-cell table:style-name="ce6" office:value-type="float" office:value="-5.34219026998504">
            <text:p>-5,342</text:p>
          </table:table-cell>
        </table:table-row>
        <table:table-row table:style-name="ro2">
          <table:table-cell office:value-type="string">
            <text:p>Einhornhöhle</text:p>
          </table:table-cell>
          <table:table-cell office:value-type="string">
            <text:p>Engravings (portable)</text:p>
          </table:table-cell>
          <table:table-cell table:style-name="ce6" office:value-type="float" office:value="51.6381913272788">
            <text:p>51,638</text:p>
          </table:table-cell>
          <table:table-cell table:style-name="ce6" office:value-type="float" office:value="10.4012468739396">
            <text:p>10,401</text:p>
          </table:table-cell>
        </table:table-row>
        <table:table-row table:style-name="ro2">
          <table:table-cell office:value-type="string">
            <text:p>Axlor</text:p>
          </table:table-cell>
          <table:table-cell office:value-type="string">
            <text:p>Engravings (portable)</text:p>
          </table:table-cell>
          <table:table-cell table:style-name="ce6" office:value-type="float" office:value="43.1214580301137">
            <text:p>43,121</text:p>
          </table:table-cell>
          <table:table-cell table:style-name="ce6" office:value-type="float" office:value="-2.72812041896413">
            <text:p>-2,728</text:p>
          </table:table-cell>
        </table:table-row>
        <table:table-row table:style-name="ro2">
          <table:table-cell office:value-type="string">
            <text:p>La Pasiega</text:p>
          </table:table-cell>
          <table:table-cell office:value-type="string">
            <text:p>Painting</text:p>
          </table:table-cell>
          <table:table-cell table:style-name="ce6" office:value-type="float" office:value="43.2892320652928">
            <text:p>43,289</text:p>
          </table:table-cell>
          <table:table-cell table:style-name="ce6" office:value-type="float" office:value="-3.96609082002872">
            <text:p>-3,966</text:p>
          </table:table-cell>
        </table:table-row>
        <table:table-row table:style-name="ro2">
          <table:table-cell office:value-type="string">
            <text:p>Maltravieso</text:p>
          </table:table-cell>
          <table:table-cell office:value-type="string">
            <text:p>Painting</text:p>
          </table:table-cell>
          <table:table-cell table:style-name="ce6" office:value-type="float" office:value="39.4576694685934">
            <text:p>39,458</text:p>
          </table:table-cell>
          <table:table-cell table:style-name="ce6" office:value-type="float" office:value="-6.37103606797319">
            <text:p>-6,371</text:p>
          </table:table-cell>
        </table:table-row>
        <table:table-row table:style-name="ro2">
          <table:table-cell office:value-type="string">
            <text:p>Ardales</text:p>
          </table:table-cell>
          <table:table-cell office:value-type="string">
            <text:p>Painting</text:p>
          </table:table-cell>
          <table:table-cell table:style-name="ce6" office:value-type="float" office:value="36.872917230539">
            <text:p>36,873</text:p>
          </table:table-cell>
          <table:table-cell table:style-name="ce6" office:value-type="float" office:value="-4.82848253700729">
            <text:p>-4,828</text:p>
          </table:table-cell>
        </table:table-row>
        <table:table-row table:style-name="ro2">
          <table:table-cell office:value-type="string">
            <text:p>Nesher Ramla</text:p>
          </table:table-cell>
          <table:table-cell office:value-type="string">
            <text:p>Engravings (portable)</text:p>
          </table:table-cell>
          <table:table-cell table:style-name="ce6" office:value-type="float" office:value="31.9081418810362">
            <text:p>31,908</text:p>
          </table:table-cell>
          <table:table-cell table:style-name="ce6" office:value-type="float" office:value="34.9286757767208">
            <text:p>34,929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3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7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12/01/2024</text:date>, <text:time>09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3S</meta:editing-duration>
    <meta:editing-cycles>7</meta:editing-cycles>
    <meta:generator>OpenOffice/4.1.15$Win32 OpenOffice.org_project/4115m2$Build-9813</meta:generator>
    <dc:date>2024-01-12T09:52:44.15</dc:date>
    <meta:document-statistic meta:table-count="3" meta:cell-count="854" meta:object-count="0"/>
    <meta:user-defined meta:name="Info 1"/>
    <meta:user-defined meta:name="Info 2"/>
    <meta:user-defined meta:name="Info 3"/>
    <meta:user-defined meta:name="Info 4"/>
  </office:meta>
</office:document-meta>
</file>